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paragraph-properties fo:border-top="none" fo:border-left="none" fo:border-bottom="0.0034in solid #000001" fo:border-right="none" fo:padding-top="0in" fo:padding-left="0in" fo:padding-bottom="0.0277in" fo:padding-right="0in" style:shadow="none"/>
    </style:style>
    <style:style style:name="P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eward receipt</text:p>
      <text:p text:style-name="Standard">Hereby, I confirm that I have participated in the study “Validating statistical methods to detect (potential) data fabrication” and will receive €100,- via bank transfer<text:s/>for my participation (this will take approximately<text:s/>4-6<text:s/>weeks).</text:p>
      <text:p text:style-name="Standard"/>
      <text:p text:style-name="Standard">_______________________________________________________________________</text:p>
      <text:p text:style-name="Standard">Name</text:p>
      <text:p text:style-name="Standard"/>
      <text:p text:style-name="Standard">_______________________________________________________________________</text:p>
      <text:p text:style-name="Standard">Email (only for bonus)</text:p>
      <text:p text:style-name="Standard"/>
      <text:p text:style-name="Standard">_______________________________________________________________________</text:p>
      <text:p text:style-name="Standard">Address (Street + number, zipcode,<text:s/>city)</text:p>
      <text:p text:style-name="Standard"/>
      <text:p text:style-name="Standard">_______________________________________________________________________</text:p>
      <text:p text:style-name="Standard">Bank account number (IBAN)</text:p>
      <text:p text:style-name="Standard"/>
      <text:p text:style-name="Standard"/>
      <text:p text:style-name="Standard">__________________________<text:tab/><text:tab/></text:p>
      <text:p text:style-name="Standard">Signature</text:p>
      <text:p text:style-name="Standard"/>
      <text:p text:style-name="Standard"/>
      <text:p text:style-name="P2"/>
      <text:p text:style-name="P3">Temporary<text:s/>information bonus</text:p>
      <text:p text:style-name="Standard">In order to determine the three participants who will be awarded the bonus €100,- for fabricating the most difficult to detect data, we have to temporarily link the responses to the person. For bookkeeping purposes, we have to retain the<text:s/>transaction information, but we will not retain the link to the response ID. This information will be permanently destroyed upon awarding of the bonus.</text:p>
      <text:p text:style-name="Standard"/>
      <text:p text:style-name="Standard">_______________________________________________________________________</text:p>
      <text:p text:style-name="Standard">Response id [to be filled in by<text:s/>the interviewer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</meta:initial-creator>
    <dc:creator>C.H.J. Hartgerink</dc:creator>
    <meta:creation-date>2017-01-06T14:00:00Z</meta:creation-date>
    <dc:date>2017-01-06T14:00:00Z</dc:date>
    <meta:template xlink:href="Normal.dotm" xlink:type="simple"/>
    <meta:editing-cycles>2</meta:editing-cycles>
    <meta:editing-duration>PT19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2" meta:character-count="1218" meta:row-count="8" meta:non-whitespace-character-count="1038"/>
  </office:meta>
</office:document-meta>
</file>